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Menlo" svg:font-family="Menlo, Monaco, 'Courier New', Courier, monospace"/>
    <style:font-face style:name="charter" svg:font-family="charter, Georgia, Cambria, 'Times New Roman', Times, serif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size="15pt" officeooo:rsid="0020f950" officeooo:paragraph-rsid="0020f950" style:font-size-asian="15pt" style:font-size-complex="15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size="15pt" fo:font-weight="bold" officeooo:rsid="0020f950" officeooo:paragraph-rsid="0020f950" style:font-size-asian="15pt" style:font-weight-asian="bold" style:font-size-complex="15pt" style:font-weight-complex="bold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size="15pt" fo:font-weight="bold" officeooo:rsid="0020f950" officeooo:paragraph-rsid="002ceacd" style:font-size-asian="15pt" style:font-weight-asian="bold" style:font-size-complex="15pt" style:font-weight-complex="bol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92929" style:font-name="charter" fo:font-size="15.75pt" fo:letter-spacing="normal" fo:font-style="normal" fo:font-weight="bold" officeooo:rsid="0020f950" officeooo:paragraph-rsid="0020f950" style:font-weight-asian="bold" style:font-weight-complex="bold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text-line-through-style="none" style:text-line-through-type="none" style:font-name="Arial" fo:font-size="15pt" fo:font-style="normal" style:text-underline-style="none" fo:font-weight="bold" officeooo:paragraph-rsid="0020f950" style:text-blinking="false" fo:background-color="transparent" style:font-size-asian="15pt" style:font-weight-asian="bold" style:font-size-complex="15pt" style:font-weight-complex="bold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weight="bold" officeooo:paragraph-rsid="0020f950" style:font-weight-asian="bold" style:font-weight-complex="bold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92929" style:font-name="charter" fo:font-size="15.75pt" fo:font-style="normal" fo:font-weight="bold" officeooo:rsid="0020f950" officeooo:paragraph-rsid="0020f950" style:font-size-asian="15pt" style:font-weight-asian="bold" style:font-size-complex="15pt" style:font-weight-complex="bold"/>
    </style:style>
    <style:style style:name="P8" style:family="paragraph" style:parent-style-name="Standard">
      <style:paragraph-properties fo:margin-left="0cm" fo:margin-right="0cm" fo:orphans="2" fo:widows="2" fo:text-indent="0cm" style:auto-text-indent="false" fo:break-before="page"/>
      <style:text-properties fo:font-size="15pt" officeooo:rsid="0020f950" officeooo:paragraph-rsid="0020f950" style:font-size-asian="15pt" style:font-size-complex="15pt"/>
    </style:style>
    <style:style style:name="P9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5pt" fo:font-style="normal" style:text-underline-style="none" fo:font-weight="bold" style:text-blinking="false" fo:background-color="transparent" style:font-size-asian="15pt" style:font-weight-asian="bold" style:font-size-complex="15pt" style:font-weight-complex="bold"/>
    </style:style>
    <style:style style:name="P10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5pt" fo:font-style="normal" style:text-underline-style="none" fo:font-weight="bold" officeooo:paragraph-rsid="0025558f" style:text-blinking="false" fo:background-color="transparent" style:font-size-asian="15pt" style:font-weight-asian="bold" style:font-size-complex="15pt" style:font-weight-complex="bold"/>
    </style:style>
    <style:style style:name="P11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5pt" fo:font-style="normal" style:text-underline-style="solid" style:text-underline-width="auto" style:text-underline-color="font-color" fo:font-weight="bold" style:text-blinking="false" fo:background-color="transparent" style:font-size-asian="15pt" style:font-weight-asian="bold" style:font-size-complex="15pt" style:font-weight-complex="bold"/>
    </style:style>
    <style:style style:name="P12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5pt" fo:font-style="normal" style:text-underline-style="solid" style:text-underline-width="auto" style:text-underline-color="font-color" fo:font-weight="bold" officeooo:paragraph-rsid="002ee21e" style:text-blinking="false" fo:background-color="transparent" style:font-size-asian="15pt" style:font-weight-asian="bold" style:font-size-complex="15pt" style:font-weight-complex="bold"/>
    </style:style>
    <style:style style:name="P13" style:family="paragraph" style:parent-style-name="Preformatted_20_Text">
      <style:text-properties fo:font-size="15pt" fo:font-weight="bold" style:font-size-asian="15pt" style:font-weight-asian="bold" style:font-size-complex="15pt" style:font-weight-complex="bold"/>
    </style:style>
    <style:style style:name="P14" style:family="paragraph" style:parent-style-name="Preformatted_20_Text">
      <style:text-properties fo:font-size="15pt" fo:font-weight="bold" officeooo:paragraph-rsid="0020f950" style:font-weight-asian="bold" style:font-weight-complex="bold"/>
    </style:style>
    <style:style style:name="P15" style:family="paragraph" style:parent-style-name="Preformatted_20_Text">
      <style:text-properties fo:font-variant="normal" fo:text-transform="none" fo:color="#292929" style:font-name="Menlo" fo:font-size="15pt" fo:letter-spacing="normal" fo:font-style="normal" fo:font-weight="bold" officeooo:paragraph-rsid="0020f950" style:font-size-asian="15pt" style:font-weight-asian="bold" style:font-size-complex="15pt" style:font-weight-complex="bold"/>
    </style:style>
    <style:style style:name="P16" style:family="paragraph" style:parent-style-name="Preformatted_20_Text">
      <style:text-properties fo:font-variant="normal" fo:text-transform="none" fo:color="#292929" style:font-name="Menlo" fo:font-size="15.75pt" fo:letter-spacing="normal" fo:font-style="normal" fo:font-weight="bold" officeooo:rsid="0020f950" officeooo:paragraph-rsid="0020f950" style:font-size-asian="15pt" style:font-weight-asian="bold" style:font-size-complex="15pt" style:font-weight-complex="bold"/>
    </style:style>
    <style:style style:name="P17" style:family="paragraph" style:parent-style-name="Preformatted_20_Text">
      <style:text-properties fo:font-variant="normal" fo:text-transform="none" fo:color="#292929" style:font-name="Menlo" fo:font-size="12pt" fo:letter-spacing="normal" fo:font-style="normal" fo:font-weight="bold" officeooo:rsid="0020f950" officeooo:paragraph-rsid="0020f950" style:font-size-asian="12.25pt" style:font-weight-asian="bold" style:font-size-complex="14pt" style:font-weight-complex="bold"/>
    </style:style>
    <style:style style:name="P18" style:family="paragraph" style:parent-style-name="Preformatted_20_Text">
      <style:text-properties fo:font-variant="normal" fo:text-transform="none" fo:color="#292929" style:font-name="Menlo" fo:font-size="12pt" fo:letter-spacing="normal" fo:font-style="normal" fo:font-weight="bold" officeooo:paragraph-rsid="002239a3" style:font-size-asian="12.25pt" style:font-weight-asian="bold" style:font-size-complex="14pt" style:font-weight-complex="bold"/>
    </style:style>
    <style:style style:name="P19" style:family="paragraph" style:parent-style-name="Preformatted_20_Text">
      <style:text-properties fo:font-variant="normal" fo:text-transform="none" fo:color="#292929" style:font-name="Menlo" fo:font-size="14pt" fo:letter-spacing="normal" fo:font-style="normal" fo:font-weight="bold" officeooo:rsid="0020f950" officeooo:paragraph-rsid="0020f950" style:font-size-asian="12.25pt" style:font-weight-asian="bold" style:font-size-complex="14pt" style:font-weight-complex="bold"/>
    </style:style>
    <style:style style:name="P20" style:family="paragraph" style:parent-style-name="Preformatted_20_Text">
      <style:text-properties fo:font-variant="normal" fo:text-transform="none" fo:font-size="15pt" fo:letter-spacing="normal" fo:font-style="normal" fo:font-weight="bold" officeooo:paragraph-rsid="0020f950" style:font-size-asian="15pt" style:font-weight-asian="bold" style:font-size-complex="15pt" style:font-weight-complex="bold"/>
    </style:style>
    <style:style style:name="P21" style:family="paragraph" style:parent-style-name="Preformatted_20_Text">
      <style:text-properties fo:font-variant="normal" fo:text-transform="none" fo:font-size="15pt" fo:letter-spacing="normal" fo:font-style="normal" fo:font-weight="bold" officeooo:paragraph-rsid="0020f950" style:font-weight-asian="bold" style:font-weight-complex="bold"/>
    </style:style>
    <style:style style:name="P22" style:family="paragraph" style:parent-style-name="Preformatted_20_Text">
      <style:text-properties fo:font-weight="bold" officeooo:paragraph-rsid="0020f950" style:font-weight-asian="bold" style:font-weight-complex="bold"/>
    </style:style>
    <style:style style:name="P23" style:family="paragraph" style:parent-style-name="Preformatted_20_Text">
      <style:text-properties fo:font-weight="bold" officeooo:paragraph-rsid="002239a3" style:font-weight-asian="bold" style:font-weight-complex="bold"/>
    </style:style>
    <style:style style:name="P24" style:family="paragraph" style:parent-style-name="Text_20_body">
      <style:text-properties fo:font-weight="bold" style:font-weight-asian="bold" style:font-weight-complex="bold"/>
    </style:style>
    <style:style style:name="P25" style:family="paragraph" style:parent-style-name="Text_20_body">
      <style:text-properties fo:font-weight="bold" officeooo:paragraph-rsid="002239a3" style:font-weight-asian="bold" style:font-weight-complex="bold"/>
    </style:style>
    <style:style style:name="P26" style:family="paragraph" style:parent-style-name="Text_20_body">
      <style:text-properties fo:font-size="15pt" fo:font-weight="bold" officeooo:paragraph-rsid="0020f950" style:font-size-asian="15pt" style:font-weight-asian="bold" style:font-size-complex="15pt" style:font-weight-complex="bold"/>
    </style:style>
    <style:style style:name="P27" style:family="paragraph" style:parent-style-name="Text_20_body">
      <style:text-properties fo:font-size="15pt" fo:font-weight="bold" officeooo:paragraph-rsid="002239a3" style:font-size-asian="15pt" style:font-weight-asian="bold" style:font-size-complex="15pt" style:font-weight-complex="bold"/>
    </style:style>
    <style:style style:name="P28" style:family="paragraph" style:parent-style-name="Text_20_body">
      <style:text-properties fo:font-size="15pt" fo:font-weight="bold" officeooo:paragraph-rsid="002239a3" style:font-weight-asian="bold" style:font-weight-complex="bold"/>
    </style:style>
    <style:style style:name="P29" style:family="paragraph" style:parent-style-name="Text_20_body">
      <style:text-properties fo:font-variant="normal" fo:text-transform="none" fo:color="#292929" style:font-name="Menlo" fo:font-size="12pt" fo:letter-spacing="normal" fo:font-style="normal" fo:font-weight="bold" officeooo:paragraph-rsid="002239a3" style:font-size-asian="15pt" style:font-weight-asian="bold" style:font-size-complex="15pt" style:font-weight-complex="bold"/>
    </style:style>
    <style:style style:name="P30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5pt" fo:font-style="normal" style:text-underline-style="solid" style:text-underline-width="auto" style:text-underline-color="font-color" fo:font-weight="bold" officeooo:rsid="0030699c" officeooo:paragraph-rsid="0030699c" style:text-blinking="false" fo:background-color="transparent" style:font-size-asian="15pt" style:font-weight-asian="bold" style:font-size-complex="15pt" style:font-weight-complex="bold"/>
    </style:style>
    <style:style style:name="P31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5pt" fo:font-style="normal" style:text-underline-style="none" fo:font-weight="bold" officeooo:paragraph-rsid="002ee21e" style:text-blinking="false" fo:background-color="transparent" style:font-size-asian="15pt" style:font-weight-asian="bold" style:font-size-complex="15pt" style:font-weight-complex="bold"/>
    </style:style>
    <style:style style:name="P32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5pt" fo:font-style="normal" style:text-underline-style="none" fo:font-weight="bold" style:text-blinking="false" fo:background-color="transparent" style:font-size-asian="15pt" style:font-weight-asian="bold" style:font-size-complex="15pt" style:font-weight-complex="bold"/>
    </style:style>
    <style:style style:name="P33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5pt" fo:font-style="normal" style:text-underline-style="none" fo:font-weight="bold" officeooo:rsid="0030699c" officeooo:paragraph-rsid="0030699c" style:text-blinking="false" fo:background-color="transparent" style:font-size-asian="15pt" style:font-weight-asian="bold" style:font-size-complex="15pt" style:font-weight-complex="bold"/>
    </style:style>
    <style:style style:name="P34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5pt" fo:font-style="normal" style:text-underline-style="none" fo:font-weight="bold" officeooo:rsid="0030ee01" officeooo:paragraph-rsid="0030ee01" style:text-blinking="false" fo:background-color="transparent" style:font-size-asian="15pt" style:font-weight-asian="bold" style:font-size-complex="15pt" style:font-weight-complex="bold"/>
    </style:style>
    <style:style style:name="P35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5pt" fo:font-style="normal" style:text-underline-style="none" fo:font-weight="bold" officeooo:rsid="00314677" officeooo:paragraph-rsid="00314677" style:text-blinking="false" fo:background-color="transparent" style:font-size-asian="15pt" style:font-weight-asian="bold" style:font-size-complex="15pt" style:font-weight-complex="bold"/>
    </style:style>
    <style:style style:name="P36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5pt" fo:font-style="normal" style:text-underline-style="none" fo:font-weight="bold" officeooo:rsid="0032c293" officeooo:paragraph-rsid="0032c293" style:text-blinking="false" fo:background-color="transparent" style:font-size-asian="15pt" style:font-weight-asian="bold" style:font-size-complex="15pt" style:font-weight-complex="bold"/>
    </style:style>
    <style:style style:name="P37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5pt" fo:font-style="normal" style:text-underline-style="none" fo:font-weight="bold" officeooo:rsid="00368502" officeooo:paragraph-rsid="00368502" style:text-blinking="false" fo:background-color="transparent" style:font-size-asian="15pt" style:font-weight-asian="bold" style:font-size-complex="15pt" style:font-weight-complex="bold"/>
    </style:style>
    <style:style style:name="P38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5pt" fo:font-style="normal" style:text-underline-style="none" fo:font-weight="bold" officeooo:paragraph-rsid="00381e3f" style:text-blinking="false" fo:background-color="transparent"/>
    </style:style>
    <style:style style:name="T1" style:family="text">
      <style:text-properties fo:font-variant="normal" fo:text-transform="none" fo:color="#292929" style:font-name="charter" fo:font-size="15.75pt" fo:letter-spacing="normal" fo:font-style="normal"/>
    </style:style>
    <style:style style:name="T2" style:family="text">
      <style:text-properties fo:font-variant="normal" fo:text-transform="none" fo:color="#292929" style:font-name="charter" fo:font-size="15.75pt" fo:letter-spacing="normal" fo:font-style="normal" officeooo:rsid="0020f950"/>
    </style:style>
    <style:style style:name="T3" style:family="text">
      <style:text-properties fo:font-variant="normal" fo:text-transform="none" fo:color="#292929" style:font-name="charter" fo:font-size="15.75pt" fo:letter-spacing="normal" fo:font-style="normal" officeooo:rsid="0025a5d5"/>
    </style:style>
    <style:style style:name="T4" style:family="text">
      <style:text-properties fo:font-variant="normal" fo:text-transform="none" fo:color="#292929" style:font-name="charter" fo:font-size="15.75pt" fo:font-style="normal"/>
    </style:style>
    <style:style style:name="T5" style:family="text">
      <style:text-properties fo:font-variant="normal" fo:text-transform="none" fo:color="#292929" style:font-name="charter" fo:font-size="15pt" fo:letter-spacing="normal" fo:font-style="normal" style:font-size-asian="13.1000003814697pt" style:font-size-complex="15pt"/>
    </style:style>
    <style:style style:name="T6" style:family="text">
      <style:text-properties fo:font-variant="normal" fo:text-transform="none" fo:color="#292929" style:font-name="Menlo" fo:font-size="12pt" fo:letter-spacing="normal" fo:font-style="normal" style:font-size-asian="12.25pt" style:font-size-complex="14pt"/>
    </style:style>
    <style:style style:name="T7" style:family="text">
      <style:text-properties fo:font-variant="normal" fo:text-transform="none" fo:color="#292929" style:font-name="Menlo" fo:font-size="12pt" fo:letter-spacing="normal" fo:font-style="normal" officeooo:rsid="0020f950" style:font-size-asian="12.25pt" style:font-size-complex="14pt"/>
    </style:style>
    <style:style style:name="T8" style:family="text">
      <style:text-properties fo:font-variant="normal" fo:text-transform="none" fo:color="#292929" style:font-name="Menlo" fo:font-size="12pt" fo:letter-spacing="normal" fo:font-style="normal" officeooo:rsid="002239a3" style:font-size-asian="12.25pt" style:font-size-complex="14pt"/>
    </style:style>
    <style:style style:name="T9" style:family="text">
      <style:text-properties fo:font-variant="normal" fo:text-transform="none" fo:color="#292929" style:font-name="Menlo" fo:font-size="12pt" fo:letter-spacing="normal" fo:font-style="normal" officeooo:rsid="0025a5d5" style:font-size-asian="12.25pt" style:font-size-complex="14pt"/>
    </style:style>
    <style:style style:name="T10" style:family="text">
      <style:text-properties fo:font-variant="normal" fo:text-transform="none" fo:color="#292929" style:font-name="Menlo" fo:font-size="12pt" fo:letter-spacing="normal" fo:font-style="normal" style:font-size-asian="15pt" style:font-size-complex="15pt"/>
    </style:style>
    <style:style style:name="T11" style:family="text">
      <style:text-properties fo:font-variant="normal" fo:text-transform="none" fo:color="#292929" style:font-name="Menlo" fo:font-size="12pt" fo:letter-spacing="normal" fo:font-style="normal" officeooo:rsid="002239a3" style:font-size-asian="15pt" style:font-size-complex="15pt"/>
    </style:style>
    <style:style style:name="T12" style:family="text">
      <style:text-properties fo:font-variant="normal" fo:text-transform="none" fo:color="#292929" style:font-name="Menlo" fo:letter-spacing="normal" fo:font-style="normal"/>
    </style:style>
    <style:style style:name="T13" style:family="text">
      <style:text-properties fo:font-variant="normal" fo:text-transform="none" fo:color="#292929" style:font-name="Menlo" fo:font-size="14pt" fo:letter-spacing="normal" fo:font-style="normal" officeooo:rsid="0020f950" style:font-size-asian="14pt" style:font-size-complex="14pt"/>
    </style:style>
    <style:style style:name="T14" style:family="text">
      <style:text-properties fo:color="#292929" style:font-name="Menlo"/>
    </style:style>
    <style:style style:name="T15" style:family="text">
      <style:text-properties fo:color="#292929" style:font-name="Menlo" officeooo:rsid="0020f950"/>
    </style:style>
    <style:style style:name="T16" style:family="text">
      <style:text-properties fo:color="#292929" style:font-name="Menlo" fo:font-size="15.75pt"/>
    </style:style>
    <style:style style:name="T17" style:family="text">
      <style:text-properties fo:color="#292929" style:font-name="Menlo" officeooo:rsid="0020f950" style:font-size-asian="15pt" style:font-size-complex="15pt"/>
    </style:style>
    <style:style style:name="T18" style:family="text">
      <style:text-properties fo:color="#292929" style:font-name="Menlo" officeooo:rsid="0025a5d5" style:font-size-asian="15pt" style:font-size-complex="15pt"/>
    </style:style>
    <style:style style:name="T19" style:family="text">
      <style:text-properties officeooo:rsid="0020f950"/>
    </style:style>
    <style:style style:name="T20" style:family="text">
      <style:text-properties fo:font-size="15pt" style:font-size-asian="15pt" style:font-size-complex="15pt"/>
    </style:style>
    <style:style style:name="T21" style:family="text">
      <style:text-properties fo:font-size="15pt" officeooo:rsid="0020f950" style:font-size-asian="13.1000003814697pt" style:font-size-complex="15pt"/>
    </style:style>
    <style:style style:name="T22" style:family="text">
      <style:text-properties fo:font-size="15pt" officeooo:rsid="0025a5d5" style:font-size-asian="13.1000003814697pt" style:font-size-complex="15pt"/>
    </style:style>
    <style:style style:name="T23" style:family="text">
      <style:text-properties officeooo:rsid="0020f950" style:font-size-asian="15pt" style:font-size-complex="15pt"/>
    </style:style>
    <style:style style:name="T24" style:family="text">
      <style:text-properties officeooo:rsid="002239a3" style:font-size-asian="15pt" style:font-size-complex="15pt"/>
    </style:style>
    <style:style style:name="T25" style:family="text">
      <style:text-properties officeooo:rsid="0025a5d5" style:font-size-asian="15pt" style:font-size-complex="15pt"/>
    </style:style>
    <style:style style:name="T26" style:family="text">
      <style:text-properties officeooo:rsid="00381e3f" style:font-size-asian="15pt" style:font-weight-asian="bold" style:font-size-complex="15pt" style:font-weight-complex="bold"/>
    </style:style>
    <style:style style:name="T27" style:family="text">
      <style:text-properties officeooo:rsid="0025558f"/>
    </style:style>
    <style:style style:name="T28" style:family="text">
      <style:text-properties officeooo:rsid="002ceacd"/>
    </style:style>
    <style:style style:name="T29" style:family="text">
      <style:text-properties fo:font-size="10pt" fo:font-weight="normal"/>
    </style:style>
    <style:style style:name="T30" style:family="text">
      <style:text-properties fo:font-size="20pt" style:font-size-asian="20pt" style:font-weight-asian="bold" style:font-size-complex="20pt" style:font-weight-complex="bold"/>
    </style:style>
    <style:style style:name="T31" style:family="text">
      <style:text-properties fo:font-size="20pt" officeooo:rsid="00381e3f" style:font-size-asian="20pt" style:font-weight-asian="bold" style:font-size-complex="20pt" style:font-weight-complex="bold"/>
    </style:style>
    <style:style style:name="T32" style:family="text">
      <style:text-properties fo:font-size="20pt" fo:font-weight="normal" style:font-size-asian="20pt" style:font-size-complex="20pt"/>
    </style:style>
    <style:style style:name="T33" style:family="text">
      <style:text-properties officeooo:rsid="00381e3f"/>
    </style:style>
    <style:style style:name="T34" style:family="text">
      <style:text-properties officeooo:rsid="00394b42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9"/>
      <text:p text:style-name="P11">Do the below programs in anonymous function &amp; IIFE</text:p>
      <text:p text:style-name="P9"><text:span text:style-name="T27">1.</text:span> Print odd numbers in an array</text:p>
      <text:p text:style-name="P9"><text:s/>var arr = [1,2,3,4,5];</text:p>
      <text:p text:style-name="P9">var x = function (arr) {</text:p>
      <text:p text:style-name="P9"><text:s text:c="9"/>return arr.filter(e =&gt; e%2 !== 0)</text:p>
      <text:p text:style-name="P9"><text:s/>}</text:p>
      <text:p text:style-name="P9">console.log(x(arr));</text:p>
      <text:p text:style-name="P9"/>
      <text:p text:style-name="P12">IIFE</text:p>
      <text:p text:style-name="P12"/>
      <text:p text:style-name="P31">var arr = [1,2,3,4,5];</text:p>
      <text:p text:style-name="P31">var y = (() =&gt; arr.filter(e =&gt;e%2 !==0))();</text:p>
      <text:p text:style-name="P31">console.log(y);</text:p>
      <text:p text:style-name="P9"/>
      <text:p text:style-name="P9"/>
      <text:p text:style-name="P9"><text:span text:style-name="T27">2. </text:span><text:s/>Convert all the strings to title caps in a string array</text:p>
      <text:p text:style-name="P9"><text:s/>var str = [ "sandeep ", "guvi"];</text:p>
      <text:p text:style-name="P9"><text:s/>var s = function (e) {</text:p>
      <text:p text:style-name="P9"><text:s text:c="4"/>return str.map(e =&gt; e[0].toUpperCase() + e.substr(1)).join(' ');</text:p>
      <text:p text:style-name="P9"><text:s/>}</text:p>
      <text:p text:style-name="P9"><text:s/>console.log(s(str));</text:p>
      <text:p text:style-name="P30">IIFE</text:p>
      <text:p text:style-name="P33">var str = [ "sandeep ", "guvi"];</text:p>
      <text:p text:style-name="P33"><text:s/>var s = ((e)=&gt; str.map(e =&gt; e[0].toUpperCase() + e.substr(1)).join(' '))();</text:p>
      <text:p text:style-name="P33"><text:s/></text:p>
      <text:p text:style-name="P30"><text:s/>console.log(s);</text:p>
      <text:p text:style-name="P30"><text:s/></text:p>
      <text:p text:style-name="P30"/>
      <text:p text:style-name="P9"><text:soft-page-break/></text:p>
      <text:p text:style-name="P9"/>
      <text:p text:style-name="P9"><text:span text:style-name="T27">3.</text:span> Sum of all numbers in an array</text:p>
      <text:p text:style-name="P9"><text:s/>var arr = [1,2,3,4,5];</text:p>
      <text:p text:style-name="P9"><text:s/>var s =0;</text:p>
      <text:p text:style-name="P9"/>
      <text:p text:style-name="P9"><text:s/>var sum <text:s/>= function (arr) {</text:p>
      <text:p text:style-name="P9"><text:s text:c="6"/>arr.map(e =&gt; {</text:p>
      <text:p text:style-name="P9"><text:s text:c="9"/>s += e;</text:p>
      <text:p text:style-name="P9"><text:s text:c="4"/>});</text:p>
      <text:p text:style-name="P9"><text:s text:c="5"/>return s;</text:p>
      <text:p text:style-name="P9"><text:s/>}</text:p>
      <text:p text:style-name="P9"><text:s/>console.log(sum(arr));</text:p>
      <text:p text:style-name="P34">IIFE</text:p>
      <text:p text:style-name="P34">var str = [ "sandeep ", "guvi"];</text:p>
      <text:p text:style-name="P34"><text:s/>var s = ((e)=&gt; str.map(e =&gt; e[0].toUpperCase() + e.substr(1)).join(' '))();</text:p>
      <text:p text:style-name="P34"><text:s/></text:p>
      <text:p text:style-name="P34"><text:s/>console.log(s);</text:p>
      <text:p text:style-name="P34"><text:s/></text:p>
      <text:p text:style-name="P9"/>
      <text:p text:style-name="P9"><text:span text:style-name="T27">4.</text:span> Return all the prime numbers in an array</text:p>
      <text:p text:style-name="P9"><text:s/>var numArray = [2, 3, 4, 5, 6, 7, 8, 9, 10]</text:p>
      <text:p text:style-name="P9">var Prime=function(numArray){</text:p>
      <text:p text:style-name="P9"><text:s/>let primeArray=0;</text:p>
      <text:p text:style-name="P9"><text:s text:c="3"/>primeArray = numArray.filter((number) =&gt; {</text:p>
      <text:p text:style-name="P10"><text:s text:c="2"/>for (var i = 2; i &lt;= Math.sqrt(number); i++) {</text:p>
      <text:p text:style-name="P10"><text:s text:c="3"/>if (number % i === 0) return false;</text:p>
      <text:p text:style-name="P10"><text:s/>}</text:p>
      <text:p text:style-name="P10"><text:s text:c="3"/>return true;</text:p>
      <text:p text:style-name="P9"><text:soft-page-break/><text:s/>});</text:p>
      <text:p text:style-name="P9"/>
      <text:p text:style-name="P10"><text:s/>console.log(primeArray)</text:p>
      <text:p text:style-name="P10"><text:s/>}</text:p>
      <text:p text:style-name="P9"><text:s/>Prime(numArray);</text:p>
      <text:p text:style-name="P35">IIFE </text:p>
      <text:p text:style-name="P35"><text:s text:c="2"/>var numArray = [2, 3, 4, 5, 6, 7, 8, 9, 10]</text:p>
      <text:p text:style-name="P35">var Prime=(()=&gt;{</text:p>
      <text:p text:style-name="P35"><text:s text:c="3"/>let primeArray=0;</text:p>
      <text:p text:style-name="P35"><text:s text:c="3"/>primeArray = numArray.filter((number) =&gt; {</text:p>
      <text:p text:style-name="P35"><text:s text:c="2"/>for (var i = 2; i &lt;= Math.sqrt(number); i++) {</text:p>
      <text:p text:style-name="P35"><text:s text:c="3"/>if (number % i === 0) return false;</text:p>
      <text:p text:style-name="P35"><text:s/>}</text:p>
      <text:p text:style-name="P35"><text:s text:c="3"/>return true;</text:p>
      <text:p text:style-name="P35"><text:s/>})</text:p>
      <text:p text:style-name="P35"><text:s/>console.log(primeArray)</text:p>
      <text:p text:style-name="P35"><text:s/>})()</text:p>
      <text:p text:style-name="P35"><text:s/>Prime(numArray);</text:p>
      <text:p text:style-name="P9"/>
      <text:p text:style-name="P10"><text:span text:style-name="T27">5.</text:span> Return all the palindromes in an array</text:p>
      <text:p text:style-name="P9">var palindromeArray = function(arr){</text:p>
      <text:p text:style-name="P9"><text:s text:c="4"/>for(let i = 0; i &lt; arr.length; i++) {</text:p>
      <text:p text:style-name="P9"><text:s text:c="6"/>if(arr[i] !== arr[arr.length - i - 1]){</text:p>
      <text:p text:style-name="P9"><text:s text:c="8"/>console.log(arr[i]);</text:p>
      <text:p text:style-name="P9"><text:s text:c="7"/>}</text:p>
      <text:p text:style-name="P9"><text:s text:c="3"/>}}</text:p>
      <text:p text:style-name="P9"><text:s text:c="4"/>palindromeArray([121,312,333]);</text:p>
      <text:p text:style-name="P35">IIFE </text:p>
      <text:p text:style-name="P35">var arr = [121,312,333];</text:p>
      <text:p text:style-name="P35"><text:s/>var palindromeArray = (()=&gt;{</text:p>
      <text:p text:style-name="P35"><text:soft-page-break/><text:s text:c="4"/>for(let i = 0; i &lt; arr.length; i++) {</text:p>
      <text:p text:style-name="P35"><text:s text:c="6"/>if(arr[i] !== arr[arr.length - i - 1]){</text:p>
      <text:p text:style-name="P35"><text:s text:c="8"/>console.log(arr[i]);</text:p>
      <text:p text:style-name="P35"><text:s text:c="7"/>}</text:p>
      <text:p text:style-name="P35"><text:s text:c="4"/>}</text:p>
      <text:p text:style-name="P35"><text:s text:c="3"/>})()</text:p>
      <text:p text:style-name="P9"><text:span text:style-name="T27">6. </text:span>Return median of two sorted arrays of same size</text:p>
      <text:p text:style-name="P9"><text:s/>var ar1 = [1, 12, 15, 26, 38];</text:p>
      <text:p text:style-name="P9">var ar2 = [2, 13, 17, 30, 45,24];</text:p>
      <text:p text:style-name="P9"/>
      <text:p text:style-name="P9">var arr3 = [...ar1, ...ar2];</text:p>
      <text:p text:style-name="P9">arr3.sort(function(a, b){return a - b});</text:p>
      <text:p text:style-name="P9">console.log(arr3);</text:p>
      <text:p text:style-name="P9">if(arr3.length % 2 == 0){</text:p>
      <text:p text:style-name="P9"><text:s text:c="4"/>var l <text:s/>= arr3.length / 2 ;</text:p>
      <text:p text:style-name="P9"><text:s text:c="4"/>var m = (arr3[l] + arr3[l-1])/2;</text:p>
      <text:p text:style-name="P9"><text:s text:c="4"/>console.log(` median is <text:s/>${m}` );</text:p>
      <text:p text:style-name="P9"><text:s text:c="4"/></text:p>
      <text:p text:style-name="P9">}</text:p>
      <text:p text:style-name="P9">else {</text:p>
      <text:p text:style-name="P9"><text:s text:c="4"/>var d <text:s/>= arr3.length / 2 ;</text:p>
      <text:p text:style-name="P9"><text:s text:c="4"/>var e = Math.round(d);</text:p>
      <text:p text:style-name="P9"><text:s text:c="5"/>var med = arr3[e-1];</text:p>
      <text:p text:style-name="P9"><text:s text:c="4"/>console.log(` median is <text:s/>${med}` );</text:p>
      <text:p text:style-name="P9"><text:s text:c="4"/></text:p>
      <text:p text:style-name="P9">}</text:p>
      <text:p text:style-name="P36">IIFE</text:p>
      <text:p text:style-name="P36"><text:s/>var ar1 = [1, 12, 15, 26, 38];</text:p>
      <text:p text:style-name="P36">var ar2 = [2, 13, 17, 30, 45,24];</text:p>
      <text:p text:style-name="P36"/>
      <text:p text:style-name="P36"><text:soft-page-break/>var arr3 = [...ar1, ...ar2];</text:p>
      <text:p text:style-name="P36">arr3.sort(function(a, b){return a - b});</text:p>
      <text:p text:style-name="P36">var res = (() =&gt; {</text:p>
      <text:p text:style-name="P36"><text:s text:c="6"/>if(arr3.length % 2 == 0){</text:p>
      <text:p text:style-name="P36"><text:s text:c="4"/>var l <text:s/>= arr3.length / 2 ;</text:p>
      <text:p text:style-name="P36"><text:s text:c="4"/>var m = (arr3[l] + arr3[l-1])/2;</text:p>
      <text:p text:style-name="P36"><text:s text:c="4"/>console.log(` median is <text:s/>${m}` );</text:p>
      <text:p text:style-name="P36"><text:s text:c="4"/></text:p>
      <text:p text:style-name="P36">}</text:p>
      <text:p text:style-name="P36">else {</text:p>
      <text:p text:style-name="P36"><text:s text:c="4"/>var d <text:s/>= arr3.length / 2 ;</text:p>
      <text:p text:style-name="P36"><text:s text:c="4"/>var e = Math.round(d);</text:p>
      <text:p text:style-name="P36"><text:s text:c="5"/>var med = arr3[e-1];</text:p>
      <text:p text:style-name="P36"><text:s text:c="4"/>console.log(` median is <text:s/>${med}` );</text:p>
      <text:p text:style-name="P36"><text:s text:c="4"/></text:p>
      <text:p text:style-name="P36">}</text:p>
      <text:p text:style-name="P36">})()</text:p>
      <text:p text:style-name="P9"/>
      <text:p text:style-name="P9"/>
      <text:p text:style-name="P9"/>
      <text:p text:style-name="P9"><text:span text:style-name="T27">7. </text:span>Remove duplicates from an array</text:p>
      <text:p text:style-name="P9"/>
      <text:p text:style-name="P9"/>
      <text:p text:style-name="P9">// (function () {</text:p>
      <text:p text:style-name="P9">// <text:s text:c="2"/>statements</text:p>
      <text:p text:style-name="P9">// })();</text:p>
      <text:p text:style-name="P9"/>
      <text:p text:style-name="P9"><text:s/></text:p>
      <text:p text:style-name="P9"><text:s/></text:p>
      <text:p text:style-name="P9">// <text:s/>var arr = [1,2,3,4,5];</text:p>
      <text:p text:style-name="P9"><text:soft-page-break/>// <text:s/>var s =0;</text:p>
      <text:p text:style-name="P9"/>
      <text:p text:style-name="P9">// <text:s/>var sum <text:s/>= (()=&gt; {</text:p>
      <text:p text:style-name="P9">// <text:s text:c="6"/>arr.map(e =&gt; {</text:p>
      <text:p text:style-name="P9">// <text:s text:c="9"/>s += e;</text:p>
      <text:p text:style-name="P9">// <text:s text:c="4"/>});</text:p>
      <text:p text:style-name="P9">// <text:s text:c="5"/>return s;</text:p>
      <text:p text:style-name="P9">// <text:s/>})()</text:p>
      <text:p text:style-name="P9">// <text:s/>console.log(sum);</text:p>
      <text:p text:style-name="P9"><text:s/></text:p>
      <text:p text:style-name="P9">// Return median of two sorted arrays of same size</text:p>
      <text:p text:style-name="P9">// <text:s/>var ar1 = [1, 12, 15, 26, 38];</text:p>
      <text:p text:style-name="P9">// var ar2 = [2, 13, 17, 30, 45,24];</text:p>
      <text:p text:style-name="P9"/>
      <text:p text:style-name="P9">// var arr3 = [...ar1, ...ar2];</text:p>
      <text:p text:style-name="P9">// arr3.sort(function(a, b){return a - b});</text:p>
      <text:p text:style-name="P9">// var res = (() =&gt; {</text:p>
      <text:p text:style-name="P9">// <text:s text:c="6"/>if(arr3.length % 2 == 0){</text:p>
      <text:p text:style-name="P9">// <text:s text:c="4"/>var l <text:s/>= arr3.length / 2 ;</text:p>
      <text:p text:style-name="P9">// <text:s text:c="4"/>var m = (arr3[l] + arr3[l-1])/2;</text:p>
      <text:p text:style-name="P9">// <text:s text:c="4"/>console.log(` median is <text:s/>${m}` );</text:p>
      <text:p text:style-name="P9"><text:s text:c="4"/></text:p>
      <text:p text:style-name="P9">// }</text:p>
      <text:p text:style-name="P9">// else {</text:p>
      <text:p text:style-name="P9">// <text:s text:c="4"/>var d <text:s/>= arr3.length / 2 ;</text:p>
      <text:p text:style-name="P9">// <text:s text:c="4"/>var e = Math.round(d);</text:p>
      <text:p text:style-name="P9">// <text:s text:c="5"/>var med = arr3[e-1];</text:p>
      <text:p text:style-name="P9">// <text:s text:c="4"/>console.log(` median is <text:s/>${med}` );</text:p>
      <text:p text:style-name="P9"><text:s text:c="4"/></text:p>
      <text:p text:style-name="P9">// }</text:p>
      <text:p text:style-name="P9"><text:soft-page-break/>// })()</text:p>
      <text:p text:style-name="P9">// // console.log(res);</text:p>
      <text:p text:style-name="P9"/>
      <text:p text:style-name="P38"><text:span text:style-name="T26">7 </text:span><text:span text:style-name="T31">.</text:span><text:bookmark text:name="docs-internal-guid-4de4a5c2-7fff-6e7f-333a-ddcdab62a0fb"/><text:span text:style-name="T30">Remove duplicates from an array</text:span></text:p>
      <text:p text:style-name="P9">let a = [1,2,5,2,1,8];</text:p>
      <text:p text:style-name="P9"/>
      <text:p text:style-name="P9">let b = [];</text:p>
      <text:p text:style-name="P9">let c = a.length;</text:p>
      <text:p text:style-name="P9">for(let i=0;i&lt;c;i++){</text:p>
      <text:p text:style-name="P9"><text:s text:c="4"/>if(b.indexOf(a[i]) === -1){</text:p>
      <text:p text:style-name="P9"><text:s text:c="8"/>b.push(a[i]);</text:p>
      <text:p text:style-name="P9"><text:s text:c="4"/>}</text:p>
      <text:p text:style-name="P9">}</text:p>
      <text:p text:style-name="P9"/>
      <text:p text:style-name="P9">console.log(b);</text:p>
      <text:p text:style-name="P37">IIFE </text:p>
      <text:p text:style-name="P37">let a = [1,2,5,2,1,8];</text:p>
      <text:p text:style-name="P37"/>
      <text:p text:style-name="P37">let b = [];</text:p>
      <text:p text:style-name="P37"/>
      <text:p text:style-name="P37">let c = a.length;</text:p>
      <text:p text:style-name="P37">var ee = (()=&gt;{</text:p>
      <text:p text:style-name="P37"><text:s text:c="4"/>for(let i=0;i&lt;c;i++)</text:p>
      <text:p text:style-name="P37"><text:s text:c="4"/>{</text:p>
      <text:p text:style-name="P37"><text:s text:c="7"/>if(b.indexOf(a[i]) === -1)</text:p>
      <text:p text:style-name="P37"><text:s text:c="7"/>{</text:p>
      <text:p text:style-name="P37"><text:s text:c="11"/>b.push(a[i]);</text:p>
      <text:p text:style-name="P37"><text:s text:c="7"/>}</text:p>
      <text:p text:style-name="P37"><text:s text:c="4"/>}</text:p>
      <text:p text:style-name="P37">})()</text:p>
      <text:p text:style-name="P37"><text:soft-page-break/></text:p>
      <text:p text:style-name="P37"/>
      <text:p text:style-name="P37"/>
      <text:p text:style-name="P37"/>
      <text:p text:style-name="P37">console.log(b);</text:p>
      <text:p text:style-name="P9"/>
      <text:p text:style-name="P9"/>
      <text:p text:style-name="P9"><text:span text:style-name="T27">8 . </text:span>Rotate an array by k times</text:p>
      <text:p text:style-name="P9"/>
      <text:p text:style-name="P9">//<text:span text:style-name="T27">A</text:span>rrow </text:p>
      <text:p text:style-name="P9">let a = [1,2,3,4,5,6,7];</text:p>
      <text:p text:style-name="P9"/>
      <text:p text:style-name="P9"/>
      <text:p text:style-name="P9"/>
      <text:p text:style-name="P9">var res = function (arr,noofshifts){</text:p>
      <text:p text:style-name="P9"><text:s text:c="4"/>for(let i =0;i&lt;noofshifts;i++){</text:p>
      <text:p text:style-name="P9"><text:s text:c="9"/>arr.unshift(arr.pop());</text:p>
      <text:p text:style-name="P9"><text:s text:c="4"/>} </text:p>
      <text:p text:style-name="P9"><text:s text:c="6"/>return arr;</text:p>
      <text:p text:style-name="P9">}</text:p>
      <text:p text:style-name="P9"/>
      <text:p text:style-name="P9">console.log(res(a,3));</text:p>
      <text:p text:style-name="P9"><text:s/><text:span text:style-name="T34">IIFE </text:span></text:p>
      <text:p text:style-name="P9"/>
      <text:p text:style-name="P9">let a = [1,2,3,4,5,6,7];</text:p>
      <text:p text:style-name="P9"/>
      <text:p text:style-name="P9"/>
      <text:p text:style-name="P9"/>
      <text:p text:style-name="P9">var res = ( (arr,noofshifts)=&gt;{</text:p>
      <text:p text:style-name="P9"><text:s text:c="4"/>for(let i =0;i&lt;noofshifts;i++){</text:p>
      <text:p text:style-name="P9"><text:soft-page-break/><text:s text:c="9"/>arr.unshift(arr.pop());</text:p>
      <text:p text:style-name="P9"><text:s text:c="4"/>} </text:p>
      <text:p text:style-name="P9"><text:s text:c="6"/>return arr;</text:p>
      <text:p text:style-name="P9">})(a,3)</text:p>
      <text:p text:style-name="P9"/>
      <text:p text:style-name="P9">console.log(res);</text:p>
      <text:p text:style-name="P9"/>
      <text:p text:style-name="P9"/>
      <text:p text:style-name="P9"><text:span text:style-name="T27">1.</text:span> Print odd numbers in an array</text:p>
      <text:p text:style-name="P9"/>
      <text:p text:style-name="P9">var arr = [1,2,3,4,5];</text:p>
      <text:p text:style-name="P9">var x = (arr) =&gt; arr.map(e=&gt; e%2 !== 0);</text:p>
      <text:p text:style-name="P9">console.log(x(arr));</text:p>
      <text:p text:style-name="P9"/>
      <text:p text:style-name="P9"/>
      <text:p text:style-name="P9"/>
      <text:p text:style-name="P9"/>
      <text:p text:style-name="P9"><text:span text:style-name="T27">2.</text:span> Convert all the strings to title caps in a string array</text:p>
      <text:p text:style-name="P9">var str = [ "sandeep ", "guvi"];</text:p>
      <text:p text:style-name="P9">var s = (str) =&gt; str.map(e =&gt; e[0].toUpperCase() + e.substr(1)).join(' '); </text:p>
      <text:p text:style-name="P9">console.log(s(str));</text:p>
      <text:p text:style-name="P9"/>
      <text:p text:style-name="P9"/>
      <text:p text:style-name="P9"><text:span text:style-name="T27">3.</text:span> Sum of all numbers in an array</text:p>
      <text:p text:style-name="P9"/>
      <text:p text:style-name="P9">var arr = [1,2,3,4,5];</text:p>
      <text:p text:style-name="P9">var s =0;</text:p>
      <text:p text:style-name="P9">var sum <text:s/>= <text:s/>(arr) =&gt; {</text:p>
      <text:p text:style-name="P9"><text:s text:c="4"/>arr.map(e =&gt; {</text:p>
      <text:p text:style-name="P9"><text:soft-page-break/><text:s text:c="8"/>s += e;</text:p>
      <text:p text:style-name="P9"><text:s text:c="4"/>});</text:p>
      <text:p text:style-name="P9"><text:s text:c="4"/>return s;</text:p>
      <text:p text:style-name="P9">}</text:p>
      <text:p text:style-name="P9">console.log(sum(arr));</text:p>
      <text:p text:style-name="P9"><text:s text:c="3"/></text:p>
      <text:p text:style-name="P9"/>
      <text:p text:style-name="P9"><text:s text:c="4"/></text:p>
      <text:p text:style-name="P9"/>
      <text:p text:style-name="P9"/>
      <text:p text:style-name="P9"><text:span text:style-name="T27">4.</text:span> Return all the prime numbers in an array</text:p>
      <text:p text:style-name="P9">var numArray = [2, 3, 4, 5, 6, 7, 8, 9, 10]</text:p>
      <text:p text:style-name="P9"/>
      <text:p text:style-name="P9">var Prime=(numArray) =&gt; {</text:p>
      <text:p text:style-name="P9">let primeArray=0;</text:p>
      <text:p text:style-name="P9"><text:s text:c="2"/>primeArray = numArray.filter((number) =&gt; {</text:p>
      <text:p text:style-name="P9"><text:s text:c="2"/>for (var i = 2; i &lt;= Math.sqrt(number); i++) {</text:p>
      <text:p text:style-name="P9"><text:s text:c="4"/>if (number % i === 0) return false;</text:p>
      <text:p text:style-name="P9"><text:s text:c="2"/>}</text:p>
      <text:p text:style-name="P9"><text:s text:c="2"/>return true;</text:p>
      <text:p text:style-name="P9">});</text:p>
      <text:p text:style-name="P9"/>
      <text:p text:style-name="P9">console.log(primeArray)</text:p>
      <text:p text:style-name="P9">}</text:p>
      <text:p text:style-name="P9">Prime(numArray);</text:p>
      <text:p text:style-name="P9"/>
      <text:p text:style-name="P9"/>
      <text:p text:style-name="P9"/>
      <text:p text:style-name="P9"><text:span text:style-name="T27">5.</text:span> Return all the palindromes in an array</text:p>
      <text:p text:style-name="P9"/>
      <text:p text:style-name="P9"><text:soft-page-break/>var palindromeArray = (arr) =&gt; {</text:p>
      <text:p text:style-name="P9"><text:s text:c="4"/></text:p>
      <text:p text:style-name="P9"><text:s text:c="4"/>for(let i = 0; i &lt; arr.length; i++) {</text:p>
      <text:p text:style-name="P9"/>
      <text:p text:style-name="P9"><text:s text:c="8"/>if(arr[i] !== arr[arr.length - i - 1]){</text:p>
      <text:p text:style-name="P9"><text:s text:c="10"/>console.log(arr[i]);</text:p>
      <text:p text:style-name="P9"><text:s text:c="8"/>}</text:p>
      <text:p text:style-name="P9"><text:s text:c="4"/>}}</text:p>
      <text:p text:style-name="P9"><text:s text:c="4"/>palindromeArray([121,312,333]);</text:p>
      <text:p text:style-name="P9"/>
      <text:p text:style-name="P6"><text:span text:style-name="T2">Q</text:span><text:span text:style-name="T3">1</text:span><text:span text:style-name="T2"> </text:span><text:span text:style-name="T1">Write a function called “addFive”.</text:span><text:line-break/><text:span text:style-name="T1">Given a number, “addFive” returns 5 added to that number.</text:span></text:p>
      <text:p text:style-name="P4">Ans : </text:p>
      <text:p text:style-name="P4"><text:s/>function addFive(a){</text:p>
      <text:p text:style-name="P4"><text:s text:c="6"/>retrun <text:s/>a + 5 ;</text:p>
      <text:p text:style-name="P6"><text:span text:style-name="T2"><text:s/>}</text:span><text:line-break/></text:p>
      <text:p text:style-name="P2"><text:s/>console.log(addFive(5));</text:p>
      <text:p text:style-name="P7">addFive(0);<text:line-break/>addFive(-5);</text:p>
      <text:p text:style-name="P24"><text:line-break/><text:span text:style-name="T21">Q</text:span><text:span text:style-name="T22">2</text:span><text:span text:style-name="T21">.</text:span><text:span text:style-name="T5">Write</text:span><text:span text:style-name="T1"> a function called “getOpposite”.</text:span><text:line-break/><text:span text:style-name="T1">Given a number, return its opposite</text:span></text:p>
      <text:p text:style-name="P26"><text:span text:style-name="T19">Ans:</text:span><text:bookmark text:name="86f2"/><text:span text:style-name="T12">var num = 10;</text:span><text:bookmark text:name="9b7a"/><text:span text:style-name="T12">function addFive(num) { </text:span></text:p>
      <text:p text:style-name="P13">}<text:bookmark text:name="aa15"/>var result = addFive(num)</text:p>
      <text:p text:style-name="P13"/>
      <text:p text:style-name="P13"/>
      <text:p text:style-name="P14"><text:span text:style-name="T23">Q</text:span><text:span text:style-name="T25">3</text:span><text:span text:style-name="T23">.</text:span><text:bookmark text:name="3e2c"/><text:span text:style-name="T4">Fill in your code that takes an number minutes and converts it to seconds.</text:span></text:p>
      <text:p text:style-name="P24"><text:line-break/><text:span text:style-name="T19">Ans: </text:span></text:p>
      <text:p text:style-name="P15"><text:bookmark text:name="6022"/>var min = 5;</text:p>
      <text:p text:style-name="P15"><text:bookmark text:name="13b0"/>function toSeconds(min) </text:p>
      <text:p text:style-name="P15">{</text:p>
      <text:p text:style-name="P20"><text:soft-page-break/><text:span text:style-name="T14"><text:s text:c="2"/></text:span><text:span text:style-name="T15">return min * 60 ; </text:span></text:p>
      <text:p text:style-name="P15"><text:bookmark text:name="1374"/>}</text:p>
      <text:p text:style-name="P15"><text:bookmark text:name="825d"/>var secs = toSeconds(min)</text:p>
      <text:p text:style-name="P15"/>
      <text:p text:style-name="P21"><text:span text:style-name="T17">Q</text:span><text:span text:style-name="T18">4</text:span><text:span text:style-name="T17"> </text:span><text:span text:style-name="T16">Create a function that takes a string and returns it as an integer.</text:span></text:p>
      <text:p text:style-name="P16"/>
      <text:p text:style-name="P17"><text:bookmark text:name="852b"/>var mystr = "5";</text:p>
      <text:p text:style-name="P17"><text:bookmark text:name="d311"/>function toInteger(mystr) </text:p>
      <text:p text:style-name="P17">{</text:p>
      <text:p text:style-name="P17"><text:s text:c="2"/>return <text:s text:c="2"/>parseInt(mystr);</text:p>
      <text:p text:style-name="P17"><text:bookmark text:name="3425"/>}</text:p>
      <text:p text:style-name="P17"><text:bookmark text:name="9b6f"/>var myint = toInteger(mystr)</text:p>
      <text:p text:style-name="P17"/>
      <text:p text:style-name="P22"><text:span text:style-name="T7">Q</text:span><text:span text:style-name="T9">5</text:span><text:span text:style-name="T13">.</text:span><text:span text:style-name="T2">Cr</text:span><text:bookmark text:name="rmm"/><text:span text:style-name="T2">eate a function that takes a number as an argument, increments the number by +1 and returns the result.</text:span></text:p>
      <text:p text:style-name="P17"/>
      <text:p text:style-name="P23"><text:span text:style-name="T7">Ans: </text:span><text:bookmark text:name="2a94"/><text:span text:style-name="T6">var myint = 0;</text:span></text:p>
      <text:p text:style-name="P18"><text:bookmark text:name="0432"/>function nextNumber(myint) </text:p>
      <text:p text:style-name="P18">{</text:p>
      <text:p text:style-name="P23"><text:span text:style-name="T6"><text:s text:c="2"/></text:span><text:span text:style-name="T8">return myint + 1 ;</text:span></text:p>
      <text:p text:style-name="P18"><text:bookmark text:name="a628"/>}</text:p>
      <text:p text:style-name="P18"><text:bookmark text:name="04ec"/>var myNextint = nextNumber(myint)</text:p>
      <text:p text:style-name="P17"/>
      <text:p text:style-name="P19"/>
      <text:p text:style-name="P28"><text:span text:style-name="T24">Q</text:span><text:span text:style-name="T25">6</text:span><text:span text:style-name="T24"> .</text:span><text:span text:style-name="T1">Create a function that takes an array and returns the first element.</text:span></text:p>
      <text:p text:style-name="P25"><text:span text:style-name="T20"><text:line-break/></text:span><text:bookmark text:name="9fd0"/><text:span text:style-name="T10">var arr = [1, 2, 3];</text:span></text:p>
      <text:p text:style-name="P29"><text:bookmark text:name="6b08"/>function getFirstElement(arr) {</text:p>
      <text:p text:style-name="P25"><text:span text:style-name="T10"><text:s text:c="6"/></text:span><text:span text:style-name="T11">retrun arr[0];</text:span></text:p>
      <text:p text:style-name="P29"><text:bookmark text:name="ccaf"/>}</text:p>
      <text:p text:style-name="P29"><text:bookmark text:name="cc8d"/>var data = getFirstElement(arr)</text:p>
      <text:p text:style-name="P27"/>
      <text:p text:style-name="P2"><text:span text:style-name="T28">Q7. </text:span>Convert Hours into Seconds</text:p>
      <text:p text:style-name="P2">// Write a function that converts hours into seconds.</text:p>
      <text:p text:style-name="P2">// Examples</text:p>
      <text:p text:style-name="P2">// hourToSeconds(2) ➞ 7200</text:p>
      <text:p text:style-name="P2">// hourToSeconds(10) ➞ 36000</text:p>
      <text:p text:style-name="P2">// hourToSeconds(24) ➞ 86400</text:p>
      <text:p text:style-name="P2"><text:soft-page-break/>var arr = [1, 2, 3];</text:p>
      <text:p text:style-name="P2">function hourToSeconds(arr) {</text:p>
      <text:p text:style-name="P2"><text:s text:c="5"/>return arr.map(e=&gt;e*3600);</text:p>
      <text:p text:style-name="P2"><text:s text:c="4"/></text:p>
      <text:p text:style-name="P2">}</text:p>
      <text:p text:style-name="P2">var data = hourToSeconds(arr);</text:p>
      <text:p text:style-name="P2">console.log(data);</text:p>
      <text:p text:style-name="P2"/>
      <text:p text:style-name="P2">// Find the Perimeter of a Rectangle</text:p>
      <text:p text:style-name="P2">// Create a function that takes height and width and finds the perimeter of a rectangle.</text:p>
      <text:p text:style-name="P2">// Examples</text:p>
      <text:p text:style-name="P2">// findPerimeter(6, 7) ➞ 26</text:p>
      <text:p text:style-name="P2">// findPerimeter(20, 10) ➞ 60</text:p>
      <text:p text:style-name="P2">// findPerimeter(2, 9) ➞ 22</text:p>
      <text:p text:style-name="P2"/>
      <text:p text:style-name="P2">function findPerimeter(num1,num2) {</text:p>
      <text:p text:style-name="P2"><text:s text:c="5"/>return 2 * (num2 + num1);</text:p>
      <text:p text:style-name="P2">}</text:p>
      <text:p text:style-name="P2">var peri = findPerimeter(6,7);</text:p>
      <text:p text:style-name="P2">console.log(peri);</text:p>
      <text:p text:style-name="P2"/>
      <text:p text:style-name="P2"/>
      <text:p text:style-name="P2">// Less Than 100?</text:p>
      <text:p text:style-name="P2">// Given two numbers, return true if the sum of both numbers is less than 100. Otherwise return false.</text:p>
      <text:p text:style-name="P2">// Examples</text:p>
      <text:p text:style-name="P2">// lessThan100(22, 15) ➞ true</text:p>
      <text:p text:style-name="P2">// // 22 + 15 = 37</text:p>
      <text:p text:style-name="P2">// lessThan100(83, 34) ➞ false</text:p>
      <text:p text:style-name="P2">// // 83 + 34 = 117</text:p>
      <text:p text:style-name="P2">function lessThan100(num1,num2) {</text:p>
      <text:p text:style-name="P2"><text:s text:c="5"/>if(num1+num2 &lt; 100 ) {</text:p>
      <text:p text:style-name="P2"><text:s text:c="9"/>return true;</text:p>
      <text:p text:style-name="P2"><text:s text:c="5"/>}</text:p>
      <text:p text:style-name="P2"><text:s text:c="5"/>return false;</text:p>
      <text:p text:style-name="P2">}</text:p>
      <text:p text:style-name="P2">var res = lessThan100(22,15);</text:p>
      <text:p text:style-name="P2">console.log(res);</text:p>
      <text:p text:style-name="P2"/>
      <text:p text:style-name="P2">// Problem</text:p>
      <text:p text:style-name="P2"><text:soft-page-break/>// There is a single operator in JavaScript, capable of providing the remainder of a division operation. Two numbers are passed as parameters. The first parameter divided by the second parameter will have a remainder, possibly zero. Return that value.</text:p>
      <text:p text:style-name="P2">// Examples</text:p>
      <text:p text:style-name="P2">// remainder(1, 3) ➞ 1</text:p>
      <text:p text:style-name="P2">// remainder(3, 4) ➞ 3</text:p>
      <text:p text:style-name="P2">// remainder(-9, 45) ➞ -9</text:p>
      <text:p text:style-name="P2">// remainder(5, 5) ➞ 0</text:p>
      <text:p text:style-name="P2">function remainder(num1,num2) {</text:p>
      <text:p text:style-name="P2"><text:s text:c="5"/>return num1 % num2;</text:p>
      <text:p text:style-name="P2">}</text:p>
      <text:p text:style-name="P2">var res = remainder(5,5);</text:p>
      <text:p text:style-name="P2">console.log(res);</text:p>
      <text:p text:style-name="P2"/>
      <text:p text:style-name="P2">// Problem</text:p>
      <text:p text:style-name="P2">// Old macdonald had a farm:</text:p>
      <text:p text:style-name="P2">// MacDonald is asking you to tell him how many legs can be counted among all his animals. The farmer breeds three species:</text:p>
      <text:p text:style-name="P2">// turkey = 2 legs</text:p>
      <text:p text:style-name="P2">// horse = 4 legs</text:p>
      <text:p text:style-name="P2">// pigs = 4 legs</text:p>
      <text:p text:style-name="P2">// The farmer has counted his animals and he gives you a subtotal for each species. You have to implement a function that returns the total number of legs of all the animals.</text:p>
      <text:p text:style-name="P2">// Examples</text:p>
      <text:p text:style-name="P2">// CountAnimals(2, 3, 5) ➞ 36</text:p>
      <text:p text:style-name="P2">// CountAnimals(1, 2, 3) ➞ 22</text:p>
      <text:p text:style-name="P2">// CountAnimals(5, 2, 8) ➞ 50</text:p>
      <text:p text:style-name="P2">function CountAnimals(tur,horse,pigs) {</text:p>
      <text:p text:style-name="P2"><text:s text:c="5"/>return tur * 2 + horse * 4 + pigs * 4 ;</text:p>
      <text:p text:style-name="P2">}</text:p>
      <text:p text:style-name="P2">var legs = CountAnimals(2,3,5);</text:p>
      <text:p text:style-name="P2">console.log(legs);</text:p>
      <text:p text:style-name="P2">// Problem</text:p>
      <text:p text:style-name="P2">// Frames Per Second</text:p>
      <text:p text:style-name="P2">// Create a function that returns the number of frames shown in a given number of minutes for a certain FPS.</text:p>
      <text:p text:style-name="P2">// Examples</text:p>
      <text:p text:style-name="P2">// frames(1, 1) ➞ 60</text:p>
      <text:p text:style-name="P2">// frames(10, 1) ➞ 600</text:p>
      <text:p text:style-name="P2">// frames(10, 25) ➞ 15000</text:p>
      <text:p text:style-name="P2"><text:soft-page-break/>function frames(num1,num2) {</text:p>
      <text:p text:style-name="P2"><text:s text:c="4"/>return 60 * num2* num1;</text:p>
      <text:p text:style-name="P2">}</text:p>
      <text:p text:style-name="P2">var fps = frames(1,1);</text:p>
      <text:p text:style-name="P2">console.log(fps);</text:p>
      <text:p text:style-name="P2"/>
      <text:p text:style-name="P2"/>
      <text:p text:style-name="P2">// Check if an Integer is Divisible By Five</text:p>
      <text:p text:style-name="P2">// Create a function that returns true if an integer is evenly divisible by 5, and false otherwise.</text:p>
      <text:p text:style-name="P2">// Examples</text:p>
      <text:p text:style-name="P2">// divisibleByFive(5) ➞ true</text:p>
      <text:p text:style-name="P2">// divisibleByFive(-55) ➞ true</text:p>
      <text:p text:style-name="P2">// divisibleByFive(37) ➞ false</text:p>
      <text:p text:style-name="P2">function divisibleByFive(num1) {</text:p>
      <text:p text:style-name="P2"><text:s text:c="6"/>if(num1 % 5 === 0) {</text:p>
      <text:p text:style-name="P2"><text:s text:c="10"/>return true ;</text:p>
      <text:p text:style-name="P2"><text:s text:c="6"/>}</text:p>
      <text:p text:style-name="P2"><text:s text:c="6"/>return false;</text:p>
      <text:p text:style-name="P2">}</text:p>
      <text:p text:style-name="P2">var divisible = divisibleByFive(75);</text:p>
      <text:p text:style-name="P2">console.log(divisible);</text:p>
      <text:p text:style-name="P2"/>
      <text:p text:style-name="P2">// Problem:</text:p>
      <text:p text:style-name="P2">// Write a function called “isEven”.</text:p>
      <text:p text:style-name="P2">// Given a number, “isEven” returns whether it is even.</text:p>
      <text:p text:style-name="P2"/>
      <text:p text:style-name="P2">// Input:</text:p>
      <text:p text:style-name="P2">// isEven(12);</text:p>
      <text:p text:style-name="P2">// isEven(0);</text:p>
      <text:p text:style-name="P2">// isEven(11);</text:p>
      <text:p text:style-name="P2">// isEven(“11h”);</text:p>
      <text:p text:style-name="P2">// Output:</text:p>
      <text:p text:style-name="P2">// true</text:p>
      <text:p text:style-name="P2">// true</text:p>
      <text:p text:style-name="P2">// false</text:p>
      <text:p text:style-name="P2">// -1</text:p>
      <text:p text:style-name="P2"/>
      <text:p text:style-name="P2">function isEven(num){</text:p>
      <text:p text:style-name="P2"><text:s text:c="4"/>return num % 2 === 0 ;</text:p>
      <text:p text:style-name="P2">}</text:p>
      <text:p text:style-name="P2">var even = isEven(12);</text:p>
      <text:p text:style-name="P2"><text:soft-page-break/>console.log(even);</text:p>
      <text:p text:style-name="P2"/>
      <text:p text:style-name="P2">// Problem:</text:p>
      <text:p text:style-name="P2">// Write a function called “areBothOdd”.</text:p>
      <text:p text:style-name="P2">// Given 2 numbers, “areBothOdd” returns whether or not both of the given numbers are odd.</text:p>
      <text:p text:style-name="P2"/>
      <text:p text:style-name="P2">// Input:</text:p>
      <text:p text:style-name="P2">// areBothOdd(1, 3);</text:p>
      <text:p text:style-name="P2">// areBothOdd(1, 4);</text:p>
      <text:p text:style-name="P2">// areBothOdd(2, 3);</text:p>
      <text:p text:style-name="P2">// areBothOdd(0, 0);</text:p>
      <text:p text:style-name="P2">// Output:</text:p>
      <text:p text:style-name="P2">// true</text:p>
      <text:p text:style-name="P2">// flase</text:p>
      <text:p text:style-name="P2">// flase</text:p>
      <text:p text:style-name="P2">// flase</text:p>
      <text:p text:style-name="P2"/>
      <text:p text:style-name="P2">function areBothOdd(num1, num2){</text:p>
      <text:p text:style-name="P2"><text:s text:c="4"/>return num1%2!=0 &amp;&amp; num2 %2 !=0;</text:p>
      <text:p text:style-name="P2">}</text:p>
      <text:p text:style-name="P2">var odd = areBothOdd(1,3);</text:p>
      <text:p text:style-name="P2">console.log(odd);</text:p>
      <text:p text:style-name="P2">// Problem:</text:p>
      <text:p text:style-name="P2">// Write a function called “getFullName”.</text:p>
      <text:p text:style-name="P2">// Given a first and a last name, “getFullName” returns a single string with the given first and last names separated by a single space.</text:p>
      <text:p text:style-name="P2"/>
      <text:p text:style-name="P2">// Input:</text:p>
      <text:p text:style-name="P2">// getFullName(“GUVI”, “GEEK”);</text:p>
      <text:p text:style-name="P2">// getFullName(“GUVI”, );</text:p>
      <text:p text:style-name="P2">// getFullName(, “GEEK”);</text:p>
      <text:p text:style-name="P2">// getFullName(“”, “”);</text:p>
      <text:p text:style-name="P2">// Output:</text:p>
      <text:p text:style-name="P2">// “GUVI GEEK”</text:p>
      <text:p text:style-name="P2">// “GUVI”</text:p>
      <text:p text:style-name="P2">// “GEEK”</text:p>
      <text:p text:style-name="P2">// “”</text:p>
      <text:p text:style-name="P2"/>
      <text:p text:style-name="P2">function getFullName(firstName, lastName){</text:p>
      <text:p text:style-name="P2"><text:s text:c="2"/>return firstName + ' ' + lastName;</text:p>
      <text:p text:style-name="P2"><text:s text:c="4"/></text:p>
      <text:p text:style-name="P2"><text:soft-page-break/>}</text:p>
      <text:p text:style-name="P2">var names = getFullName("GUVI", "GEEK");</text:p>
      <text:p text:style-name="P2">console.log(names);</text:p>
      <text:p text:style-name="P2">// Problem:</text:p>
      <text:p text:style-name="P2">// Write a function called “getLengthOfWord”.</text:p>
      <text:p text:style-name="P2">// Given a word, “getLengthOfWord” returns the length of the given word.</text:p>
      <text:p text:style-name="P2">// Input:</text:p>
      <text:p text:style-name="P2">// getLengthOfWord(“GUVI”);</text:p>
      <text:p text:style-name="P2">// getLengthOfWord(“”);</text:p>
      <text:p text:style-name="P2">// getLengthOfWord();</text:p>
      <text:p text:style-name="P2">// getLengthOfWord(9);</text:p>
      <text:p text:style-name="P2">// Output:</text:p>
      <text:p text:style-name="P2">// 4</text:p>
      <text:p text:style-name="P2">// 0</text:p>
      <text:p text:style-name="P2">// -1</text:p>
      <text:p text:style-name="P2">// -1</text:p>
      <text:p text:style-name="P2">function getLengthOfWord(word1){</text:p>
      <text:p text:style-name="P2"><text:s text:c="4"/>return word1.length;</text:p>
      <text:p text:style-name="P2">}</text:p>
      <text:p text:style-name="P2">var wlength = getLengthOfWord("GUVI");</text:p>
      <text:p text:style-name="P2">console.log(wlength);</text:p>
      <text:p text:style-name="P2">// Problem:</text:p>
      <text:p text:style-name="P2">// Write a function called “isSameLength”.</text:p>
      <text:p text:style-name="P2">// Given two words, “isSameLength” returns whether the given words have the same length.</text:p>
      <text:p text:style-name="P2">// Input:</text:p>
      <text:p text:style-name="P2">// isSameLength(“GUVI”, “GEEK”);</text:p>
      <text:p text:style-name="P2">// Output:</text:p>
      <text:p text:style-name="P2">// true</text:p>
      <text:p text:style-name="P2"/>
      <text:p text:style-name="P2">function isSameLength(word1, word2){</text:p>
      <text:p text:style-name="P2"/>
      <text:p text:style-name="P2"><text:s text:c="4"/>let l1 = word1.length;</text:p>
      <text:p text:style-name="P2"><text:s text:c="4"/>let l2 = word2.length;</text:p>
      <text:p text:style-name="P2"><text:s text:c="4"/>if(l1 == l2 )</text:p>
      <text:p text:style-name="P2"><text:s text:c="4"/>return true;</text:p>
      <text:p text:style-name="P2">}</text:p>
      <text:p text:style-name="P2">var is = isSameLength("GUVI", "GEEK");</text:p>
      <text:p text:style-name="P2">console.log(is);</text:p>
      <text:p text:style-name="P2">// Problem:</text:p>
      <text:p text:style-name="P2">// Create a function to calculate the distance between two points defined by their x, y coordinates</text:p>
      <text:p text:style-name="P2"><text:soft-page-break/>// console.log(getDistance(100, 100, 400, 300));</text:p>
      <text:p text:style-name="P2">function getDistance(x1, y1, x2, y2)</text:p>
      <text:p text:style-name="P2">{</text:p>
      <text:p text:style-name="P2"><text:s text:c="3"/>return Math.hypot(x2-x1, y2-y1)</text:p>
      <text:p text:style-name="P2">}</text:p>
      <text:p text:style-name="P2">var isd = getDistance(100, 100, 400, 300);</text:p>
      <text:p text:style-name="P2">console.log(isd);</text:p>
      <text:p text:style-name="P2"/>
      <text:p text:style-name="P2">// Problem:</text:p>
      <text:p text:style-name="P2">// Write a function called “getNthElement”.</text:p>
      <text:p text:style-name="P2">// Given an array and an integer, “getNthElement” returns the element at the given integer, within the given array. If the array has a length of 0, it should return ‘undefined’.</text:p>
      <text:p text:style-name="P2">// Input:</text:p>
      <text:p text:style-name="P2">// getNthElement([1, 3, 5], 1);</text:p>
      <text:p text:style-name="P2">// Output:</text:p>
      <text:p text:style-name="P2">// 3</text:p>
      <text:p text:style-name="P2">function getNthElement(array,n){</text:p>
      <text:p text:style-name="P2"><text:s text:c="10"/>if(array.length &gt; 0) {</text:p>
      <text:p text:style-name="P2"><text:s text:c="14"/>console.log(array[n]);</text:p>
      <text:p text:style-name="P2"><text:s text:c="10"/>}</text:p>
      <text:p text:style-name="P2"><text:s text:c="10"/>else {</text:p>
      <text:p text:style-name="P2"><text:s text:c="14"/>console.log("undefined");</text:p>
      <text:p text:style-name="P2"><text:s text:c="10"/>}</text:p>
      <text:p text:style-name="P2"><text:s text:c="4"/></text:p>
      <text:p text:style-name="P2">}</text:p>
      <text:p text:style-name="P2">var n = getNthElement([1,3,5],1);</text:p>
      <text:p text:style-name="P2">// Problem:</text:p>
      <text:p text:style-name="P2">// Write a function called “getLastElement”.</text:p>
      <text:p text:style-name="P2">// Given an array, “getLastElement” returns the last element of the given array. If the given array has a length of 0, it should return ‘-1’.</text:p>
      <text:p text:style-name="P2">// Input:</text:p>
      <text:p text:style-name="P2">// getLastElement([1, 2, 3, 4]);</text:p>
      <text:p text:style-name="P2">// Output:</text:p>
      <text:p text:style-name="P2">// 4</text:p>
      <text:p text:style-name="P2"/>
      <text:p text:style-name="P2">function getLastElement(array){</text:p>
      <text:p text:style-name="P2"><text:s text:c="6"/>if(array.length &gt; 0) {</text:p>
      <text:p text:style-name="P2"><text:s text:c="14"/>console.log(array[array.length-1]);</text:p>
      <text:p text:style-name="P2"><text:s text:c="10"/>}</text:p>
      <text:p text:style-name="P2"><text:s text:c="10"/>else {</text:p>
      <text:p text:style-name="P2"><text:s text:c="14"/>console.log(-1);</text:p>
      <text:p text:style-name="P2"><text:soft-page-break/><text:s text:c="10"/>}</text:p>
      <text:p text:style-name="P2">}</text:p>
      <text:p text:style-name="P2">var last = getLastElement([1, 2, 3, 4]);</text:p>
      <text:p text:style-name="P2">// Problem:</text:p>
      <text:p text:style-name="P2">// Write a function called “getProperty”.</text:p>
      <text:p text:style-name="P2">// Given an object and a key, “getProperty” returns the value of the property at the given key. If there is no property at the given key, it should return undefined.</text:p>
      <text:p text:style-name="P2"/>
      <text:p text:style-name="P2">// var obj = {</text:p>
      <text:p text:style-name="P2">// mykey: "value"</text:p>
      <text:p text:style-name="P2">// };</text:p>
      <text:p text:style-name="P2">// Input:</text:p>
      <text:p text:style-name="P2">// getProperty(obj,'mykey');</text:p>
      <text:p text:style-name="P2">// getProperty(obj,'dummykey');</text:p>
      <text:p text:style-name="P2">// Output:</text:p>
      <text:p text:style-name="P2">// value</text:p>
      <text:p text:style-name="P2">// NA</text:p>
      <text:p text:style-name="P2">var obj = {</text:p>
      <text:p text:style-name="P2"><text:s/>mykey: "value"</text:p>
      <text:p text:style-name="P2">};</text:p>
      <text:p text:style-name="P2">function getProperty(obj, key) {</text:p>
      <text:p text:style-name="P2"><text:s text:c="4"/>if (obj) <text:s/>{</text:p>
      <text:p text:style-name="P2"><text:s text:c="8"/>console.log(obj[key]);</text:p>
      <text:p text:style-name="P2"><text:s text:c="4"/>}</text:p>
      <text:p text:style-name="P2"><text:s text:c="2"/>return null;</text:p>
      <text:p text:style-name="P2"><text:s text:c="4"/></text:p>
      <text:p text:style-name="P2">}</text:p>
      <text:p text:style-name="P2">getProperty(obj,'mykey');</text:p>
      <text:p text:style-name="P2"/>
      <text:p text:style-name="P2">// Problem:</text:p>
      <text:p text:style-name="P2">// Write a function called “addProperty”.</text:p>
      <text:p text:style-name="P2">// Given an object and a key, “addProperty” adds a new property on the given object with a value of true.</text:p>
      <text:p text:style-name="P2"/>
      <text:p text:style-name="P2">// var obj = {</text:p>
      <text:p text:style-name="P2">// }</text:p>
      <text:p text:style-name="P2">// Input:</text:p>
      <text:p text:style-name="P2">// addProperty(obj, “mykey”);</text:p>
      <text:p text:style-name="P2">// Output:</text:p>
      <text:p text:style-name="P2">// {</text:p>
      <text:p text:style-name="P2">// mykey: true</text:p>
      <text:p text:style-name="P2"><text:soft-page-break/>// }</text:p>
      <text:p text:style-name="P2">var obj = {</text:p>
      <text:p text:style-name="P2"><text:s/>mykey: "value"</text:p>
      <text:p text:style-name="P2">};</text:p>
      <text:p text:style-name="P2">function addProperty(obj, key){</text:p>
      <text:p text:style-name="P2"><text:s text:c="4"/>obj[key] = true;</text:p>
      <text:p text:style-name="P2"><text:s text:c="4"/>console.log(obj);</text:p>
      <text:p text:style-name="P2"><text:s text:c="4"/></text:p>
      <text:p text:style-name="P2">}</text:p>
      <text:p text:style-name="P2"><text:s/>addProperty(obj, 'mykey');</text:p>
      <text:p text:style-name="P2">// Problem:</text:p>
      <text:p text:style-name="P2">// Write a function called “removeProperty”.</text:p>
      <text:p text:style-name="P2">// Given an object and a key, “removeProperty” removes the given key from the given object.</text:p>
      <text:p text:style-name="P2">// Input:</text:p>
      <text:p text:style-name="P2">// removeProperty(obj, “name”);</text:p>
      <text:p text:style-name="P2">// Output:</text:p>
      <text:p text:style-name="P2">// undefined</text:p>
      <text:p text:style-name="P2"/>
      <text:p text:style-name="P2">var obj = {</text:p>
      <text:p text:style-name="P2"><text:s text:c="2"/>name: 'Sam',</text:p>
      <text:p text:style-name="P2"><text:s text:c="2"/>age: 20</text:p>
      <text:p text:style-name="P2">}</text:p>
      <text:p text:style-name="P2">function removeProperty(obj, key){</text:p>
      <text:p text:style-name="P2"><text:s text:c="5"/>return delete obj[key];</text:p>
      <text:p text:style-name="P2">}</text:p>
      <text:p text:style-name="P2">removeProperty(obj, "name");</text:p>
      <text:p text:style-name="P2"><text:s text:c="3"/>console.log(obj);</text:p>
      <text:p text:style-name="P2"/>
      <text:p text:style-name="P2"/>
      <text:p text:style-name="P2">// Problem:</text:p>
      <text:p text:style-name="P2">// Return an array, where the first element is the count of positives numbers and the second element is sum of negative numbers.</text:p>
      <text:p text:style-name="P3"/>
      <text:p text:style-name="P3"/>
      <text:p text:style-name="P3">var arr = [-5, 10, -3, 12, -9, 5, 90, 0, 1];</text:p>
      <text:p text:style-name="P2"/>
      <text:p text:style-name="P2">function countPositivesSumNegatives(arr) {</text:p>
      <text:p text:style-name="P2"><text:s text:c="4"/>var count =0;</text:p>
      <text:p text:style-name="P2"><text:s text:c="4"/>var sum =0;</text:p>
      <text:p text:style-name="P2"><text:s text:c="4"/>var pos =[];</text:p>
      <text:p text:style-name="P2"><text:s text:c="3"/>for (var i=0; i&lt;arr.length; i++){</text:p>
      <text:p text:style-name="P2"><text:soft-page-break/><text:s text:c="7"/>if(arr[i]&gt;=0)</text:p>
      <text:p text:style-name="P2"><text:s text:c="7"/>{</text:p>
      <text:p text:style-name="P2"><text:s text:c="10"/>pos.push(arr[i]);</text:p>
      <text:p text:style-name="P2"><text:s text:c="10"/>count++;</text:p>
      <text:p text:style-name="P2"><text:s text:c="8"/>} </text:p>
      <text:p text:style-name="P2"><text:s text:c="8"/>else</text:p>
      <text:p text:style-name="P2"><text:s text:c="7"/>{</text:p>
      <text:p text:style-name="P2"><text:s text:c="9"/>sum += arr[i];</text:p>
      <text:p text:style-name="P2"><text:s text:c="8"/>}</text:p>
      <text:p text:style-name="P2"><text:s text:c="2"/>}</text:p>
      <text:p text:style-name="P2"><text:s text:c="2"/>return [count, sum];</text:p>
      <text:p text:style-name="P2"/>
      <text:p text:style-name="P2">}</text:p>
      <text:p text:style-name="P2">var arr = [-5, 10, -3, 12, -9, 5, 90, 0, 1];</text:p>
      <text:p text:style-name="P2">var ar2 = countPositivesSumNegatives(arr);</text:p>
      <text:p text:style-name="P2">console.log(ar2);</text:p>
      <text:p text:style-name="P2"/>
      <text:p text:style-name="P2"><text:s/></text:p>
      <text:p text:style-name="P2"/>
      <text:p text:style-name="P2"/>
      <text:p text:style-name="P2">// Problem:</text:p>
      <text:p text:style-name="P2"><text:s/>// Create a function that receives an array of numbers and returns an array containing only the positive numbers</text:p>
      <text:p text:style-name="P2">function getPositives(ar)</text:p>
      <text:p text:style-name="P2">{</text:p>
      <text:p text:style-name="P2"><text:s text:c="4"/>return ar.filter(e=&gt;e &gt;=0 );</text:p>
      <text:p text:style-name="P2"><text:s text:c="4"/></text:p>
      <text:p text:style-name="P2">}</text:p>
      <text:p text:style-name="P2">var ar = [-5, 10, -3, 12, -9, 5, 90, 0, 1];</text:p>
      <text:p text:style-name="P2">var ar2 = getPositives(ar);</text:p>
      <text:p text:style-name="P2">console.log(ar2);</text:p>
      <text:p text:style-name="P2"/>
      <text:p text:style-name="P2"/>
      <text:p text:style-name="P2">// Problem:</text:p>
      <text:p text:style-name="P2">// Write a function `powersOfTwo` which will return list of all powers of 2 from 0 to n (where n is an exponent).</text:p>
      <text:p text:style-name="P2">// n = 0 -&gt; 2⁰ -&gt; [1]</text:p>
      <text:p text:style-name="P2">// n = 1 -&gt; 2⁰, 2¹ -&gt; [1,2]</text:p>
      <text:p text:style-name="P2">// n = 2 -&gt; 2⁰, 2¹, 2² -&gt; [1,2,4]</text:p>
      <text:p text:style-name="P2">// Input:</text:p>
      <text:p text:style-name="P2">// powersOfTwo(0)</text:p>
      <text:p text:style-name="P2">// powersOfTwo(1)</text:p>
      <text:p text:style-name="P2"><text:soft-page-break/>// powersOfTwo(2)</text:p>
      <text:p text:style-name="P2">// Output:</text:p>
      <text:p text:style-name="P2">// 1</text:p>
      <text:p text:style-name="P2">// 1,2</text:p>
      <text:p text:style-name="P2">// 1,2,4</text:p>
      <text:p text:style-name="P2">var res = [ ];</text:p>
      <text:p text:style-name="P2">function powersOfTwo(n){</text:p>
      <text:p text:style-name="P2"><text:s text:c="4"/>for(var i=0;i&lt;=n;i++){</text:p>
      <text:p text:style-name="P2"><text:s text:c="9"/>res.push(Math.pow(2,i));</text:p>
      <text:p text:style-name="P2"><text:s text:c="4"/>}</text:p>
      <text:p text:style-name="P2"><text:s text:c="2"/></text:p>
      <text:p text:style-name="P2"><text:s text:c="2"/>return res;</text:p>
      <text:p text:style-name="P2">}</text:p>
      <text:p text:style-name="P2">var power = powersOfTwo(1);</text:p>
      <text:p text:style-name="P2">console.log(power);</text:p>
      <text:p text:style-name="P1"/>
      <text:p text:style-name="P1"/>
      <text:p text:style-name="P8">// Calculate the sum of numbers received in a comma delimited string</text:p>
      <text:p text:style-name="P1">var sum =0;</text:p>
      <text:p text:style-name="P1">function sumCSV(s)</text:p>
      <text:p text:style-name="P1">{</text:p>
      <text:p text:style-name="P1"><text:s text:c="4"/>let strArr = s. split(",");</text:p>
      <text:p text:style-name="P1"><text:s text:c="3"/>return <text:s/>strArr.map(e=&gt; {</text:p>
      <text:p text:style-name="P1"><text:s text:c="8"/>sum += parseFloat(e);</text:p>
      <text:p text:style-name="P1"><text:s text:c="7"/>});</text:p>
      <text:p text:style-name="P1">}</text:p>
      <text:p text:style-name="P1"/>
      <text:p text:style-name="P1"><text:s/>sumCSV("1.5, 2.3, 3.1, 4, 5.5, 6, 7, 8, 9, 10.9");</text:p>
      <text:p text:style-name="P1"/>
      <text:p text:style-name="P1">console.log(sum);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Menlo" svg:font-family="Menlo, Monaco, 'Courier New', Courier, monospace"/>
    <style:font-face style:name="charter" svg:font-family="charter, Georgia, Cambria, 'Times New Roman', Times, serif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9T12:25:21.194362451</meta:creation-date>
    <meta:generator>LibreOffice/6.4.7.2$Linux_X86_64 LibreOffice_project/40$Build-2</meta:generator>
    <dc:date>2021-08-23T22:22:11.539617727</dc:date>
    <meta:editing-duration>PT14H46M10S</meta:editing-duration>
    <meta:editing-cycles>9</meta:editing-cycles>
    <meta:document-statistic meta:table-count="0" meta:image-count="0" meta:object-count="0" meta:page-count="23" meta:paragraph-count="631" meta:word-count="2516" meta:character-count="15277" meta:non-whitespace-character-count="12357"/>
  </office:meta>
</office:document-meta>
</file>